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70000036B4AA36F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84b96" officeooo:paragraph-rsid="00184b96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42_J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11.01cm" draw:z-index="0"><draw:image xlink:href="Pictures/10000001000005470000036B4AA36FD9.png" xlink:type="simple" xlink:show="embed" xlink:actuate="onLoad" draw:mime-type="image/png"/></draw:frame><text:soft-page-break/>Resultado de la página<text:span text:style-name="T1"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9:13:59.292000000</meta:creation-date>
    <dc:date>2024-11-12T19:14:52.234000000</dc:date>
    <meta:editing-duration>PT53S</meta:editing-duration>
    <meta:editing-cycles>1</meta:editing-cycles>
    <meta:document-statistic meta:table-count="0" meta:image-count="1" meta:object-count="0" meta:page-count="2" meta:paragraph-count="4" meta:word-count="8" meta:character-count="50" meta:non-whitespace-character-count="46"/>
    <meta:generator>LibreOffice/24.8.2.1$Windows_X86_64 LibreOffice_project/0f794b6e29741098670a3b95d60478a65d05ef13</meta:generator>
  </office:meta>
</office:document-meta>
</file>